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80000000806324E55C.png" manifest:media-type="image/png"/>
  <manifest:file-entry manifest:full-path="Pictures/10000201000000A0000000A0FFD2284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6cm" draw:marker-end-width="0.356cm" draw:stroke-linejoin="none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356cm" draw:marker-end-width="0.356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356cm" draw:marker-end-width="0.356cm" draw:stroke-linejoin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0.917cm"/>
    </style:style>
    <style:style style:name="gr7" style:family="graphic" style:parent-style-name="standard">
      <style:graphic-properties draw:stroke="none" draw:fill="none" fo:min-height="0.2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1cm" svg:stroke-color="#000000" draw:marker-start="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Dashed" svg:stroke-width="0.051cm" svg:stroke-color="#000000" draw:marker-start="Arrow" draw:marker-start-width="0.229cm" draw:marker-end="" draw:marker-end-width="0.22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0080" draw:marker-start-width="0.279cm" draw:marker-end-width="0.279cm" draw:fill="solid" draw:fill-color="#cfe7f5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lMateen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center" fo:text-indent="0cm"/>
      <style:text-properties fo:font-family="AlMateen" style:font-pitch="variable" fo:font-size="18pt" style:font-size-asian="18pt" style:font-size-complex="18pt"/>
    </style:style>
    <style:style style:name="P7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AlMatee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2" style:family="text">
      <style:text-properties fo:font-family="AlMateen" style:font-pitch="variable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4cm" svg:height="1.15cm" svg:x="9.569cm" svg:y="4.578cm">
          <text:p text:style-name="P1"><text:span text:style-name="T1">com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3.4cm" svg:height="1.15cm" svg:x="16.569cm" svg:y="4.278cm">
          <text:p text:style-name="P1"><text:span text:style-name="T1">ne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3" draw:layer="layout" svg:x1="11.441cm" svg:y1="4.583cm" svg:x2="13.937cm" svg:y2="2.849cm">
          <text:p/>
        </draw:line>
        <draw:line draw:style-name="gr2" draw:text-style-name="P3" draw:layer="layout" svg:x1="16.219cm" svg:y1="2.828cm" svg:x2="18.369cm" svg:y2="4.278cm">
          <text:p/>
        </draw:line>
        <draw:custom-shape draw:style-name="gr1" draw:text-style-name="P2" draw:layer="layout" svg:width="3.4cm" svg:height="1.15cm" svg:x="6.117cm" svg:y="6.954cm">
          <text:p text:style-name="P1"><text:span text:style-name="T2">exampl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3" draw:layer="layout" svg:x1="7.856cm" svg:y1="6.958cm" svg:x2="10.206cm" svg:y2="5.608cm">
          <text:p/>
        </draw:line>
        <draw:line draw:style-name="gr2" draw:text-style-name="P3" draw:layer="layout" svg:x1="19.375cm" svg:y1="5.28cm" svg:x2="20.828cm" svg:y2="6.604cm">
          <text:p/>
        </draw:line>
        <draw:line draw:style-name="gr3" draw:text-style-name="P3" draw:layer="layout" svg:x1="15.169cm" svg:y1="3.078cm" svg:x2="15.169cm" svg:y2="3.878cm">
          <text:p/>
        </draw:line>
        <draw:line draw:style-name="gr3" draw:text-style-name="P3" draw:layer="layout" svg:x1="12.819cm" svg:y1="5.378cm" svg:x2="13.219cm" svg:y2="5.878cm">
          <text:p/>
        </draw:line>
        <draw:line draw:style-name="gr3" draw:text-style-name="P3" draw:layer="layout" svg:x1="9.517cm" svg:y1="7.628cm" svg:x2="10.117cm" svg:y2="8.278cm">
          <text:p/>
        </draw:line>
        <draw:line draw:style-name="gr3" draw:text-style-name="P3" draw:layer="layout" svg:x1="17.819cm" svg:y1="5.428cm" svg:x2="17.769cm" svg:y2="5.878cm">
          <text:p/>
        </draw:line>
        <draw:frame draw:style-name="gr4" draw:text-style-name="P3" draw:layer="layout" svg:width="1.287cm" svg:height="1.378cm" svg:x="9.367cm" svg:y="8.028cm">
          <draw:image xlink:href="Pictures/1000020100000080000000806324E55C.png" xlink:type="simple" xlink:show="embed" xlink:actuate="onLoad">
            <text:p/>
          </draw:image>
        </draw:frame>
        <draw:frame draw:style-name="gr5" draw:text-style-name="P5" draw:layer="layout" svg:width="2.437cm" svg:height="0.963cm" svg:x="12.805cm" svg:y="6.926cm">
          <draw:text-box>
            <text:p text:style-name="P4"><text:span text:style-name="T3">nsc</text:span></text:p>
          </draw:text-box>
        </draw:frame>
        <draw:frame draw:style-name="gr5" draw:text-style-name="P5" draw:layer="layout" svg:width="3.014cm" svg:height="0.963cm" svg:x="9.416cm" svg:y="9.204cm">
          <draw:text-box>
            <text:p text:style-name="P4"><text:span text:style-name="T3">nsce</text:span></text:p>
          </draw:text-box>
        </draw:frame>
        <draw:frame draw:style-name="gr5" draw:text-style-name="P5" draw:layer="layout" svg:width="2.437cm" svg:height="0.963cm" svg:x="14.406cm" svg:y="5.075cm">
          <draw:text-box>
            <text:p text:style-name="P4"><text:span text:style-name="T3">root</text:span></text:p>
          </draw:text-box>
        </draw:frame>
        <draw:frame draw:style-name="gr6" draw:text-style-name="P5" draw:layer="layout" svg:width="2.697cm" svg:height="1.167cm" svg:x="18.034cm" svg:y="8.181cm">
          <draw:text-box>
            <text:p text:style-name="P4"><text:span text:style-name="T3">nsne</text:span></text:p>
          </draw:text-box>
        </draw:frame>
        <draw:frame draw:style-name="gr7" draw:text-style-name="P5" draw:layer="layout" svg:width="2.135cm" svg:height="0.806cm" svg:x="16.307cm" svg:y="7.028cm">
          <draw:text-box>
            <text:p text:style-name="P4"><text:span text:style-name="T3">nsn</text:span></text:p>
          </draw:text-box>
        </draw:frame>
        <draw:frame draw:style-name="gr4" draw:text-style-name="P3" draw:layer="layout" svg:width="1.287cm" svg:height="1.378cm" svg:x="12.72cm" svg:y="5.728cm">
          <draw:image xlink:href="Pictures/1000020100000080000000806324E55C.png" xlink:type="simple" xlink:show="embed" xlink:actuate="onLoad">
            <text:p/>
          </draw:image>
        </draw:frame>
        <draw:frame draw:style-name="gr4" draw:text-style-name="P3" draw:layer="layout" svg:width="1.287cm" svg:height="1.378cm" svg:x="14.421cm" svg:y="3.728cm">
          <draw:image xlink:href="Pictures/1000020100000080000000806324E55C.png" xlink:type="simple" xlink:show="embed" xlink:actuate="onLoad">
            <text:p/>
          </draw:image>
        </draw:frame>
        <draw:frame draw:style-name="gr4" draw:text-style-name="P3" draw:layer="layout" svg:width="1.287cm" svg:height="1.378cm" svg:x="16.922cm" svg:y="5.828cm">
          <draw:image xlink:href="Pictures/1000020100000080000000806324E55C.png" xlink:type="simple" xlink:show="embed" xlink:actuate="onLoad">
            <text:p/>
          </draw:image>
        </draw:frame>
        <draw:frame draw:style-name="gr4" draw:text-style-name="P3" draw:layer="layout" svg:width="1.287cm" svg:height="1.378cm" svg:x="19.05cm" svg:y="7.004cm">
          <draw:image xlink:href="Pictures/1000020100000080000000806324E55C.png" xlink:type="simple" xlink:show="embed" xlink:actuate="onLoad">
            <text:p/>
          </draw:image>
        </draw:frame>
        <draw:line draw:style-name="gr3" draw:text-style-name="P3" draw:layer="layout" svg:x1="7.62cm" svg:y1="8.08cm" svg:x2="7.768cm" svg:y2="8.636cm">
          <text:p/>
        </draw:line>
        <draw:frame draw:style-name="gr5" draw:text-style-name="P5" draw:layer="layout" svg:width="3.014cm" svg:height="0.963cm" svg:x="5.506cm" svg:y="10.505cm">
          <draw:text-box>
            <text:p text:style-name="P4"><text:span text:style-name="T3">alice</text:span></text:p>
          </draw:text-box>
        </draw:frame>
        <draw:custom-shape draw:style-name="gr1" draw:text-style-name="P6" draw:layer="layout" svg:width="2.503cm" svg:height="1.15cm" svg:x="13.815cm" svg:y="2.127cm">
          <text:p text:style-name="P1"><text:span text:style-name="T1">·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2.052cm" svg:height="1.15cm" svg:x="18.364cm" svg:y="9.398cm">
          <text:p text:style-name="P3"><text:span text:style-name="T1">lef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3" draw:layer="layout" svg:width="1.847cm" svg:height="1.778cm" svg:x="17.356cm" svg:y="10.722cm">
          <draw:image xlink:href="Pictures/10000201000000A0000000A0FFD2284D.png" xlink:type="simple" xlink:show="embed" xlink:actuate="onLoad">
            <text:p/>
          </draw:image>
        </draw:frame>
        <draw:line draw:style-name="gr3" draw:text-style-name="P3" draw:layer="layout" svg:x1="18.618cm" svg:y1="10.414cm" svg:x2="18.218cm" svg:y2="10.93cm">
          <text:p/>
        </draw:line>
        <draw:custom-shape draw:style-name="gr1" draw:text-style-name="P2" draw:layer="layout" svg:width="2.052cm" svg:height="1.15cm" svg:x="21.964cm" svg:y="9.598cm">
          <text:p text:style-name="P1"><text:span text:style-name="T1">righ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3" draw:layer="layout" svg:x1="23.476cm" svg:y1="7.158cm" svg:x2="24.084cm" svg:y2="7.866cm">
          <text:p/>
        </draw:line>
        <draw:frame draw:style-name="gr5" draw:text-style-name="P5" draw:layer="layout" svg:width="1.516cm" svg:height="0.963cm" svg:x="17.356cm" svg:y="12.192cm">
          <draw:text-box>
            <text:p text:style-name="P4"><text:span text:style-name="T3">bob</text:span></text:p>
          </draw:text-box>
        </draw:frame>
        <draw:line draw:style-name="gr3" draw:text-style-name="P3" draw:layer="layout" svg:x1="19.38cm" svg:y1="9.398cm" svg:x2="21.412cm" svg:y2="7.48cm">
          <text:p/>
        </draw:line>
        <draw:line draw:style-name="gr2" draw:text-style-name="P3" draw:layer="layout" svg:x1="23.816cm" svg:y1="10.452cm" svg:x2="24.46cm" svg:y2="10.96cm">
          <text:p/>
        </draw:line>
        <draw:frame draw:style-name="gr5" draw:text-style-name="P5" draw:layer="layout" svg:width="2.697cm" svg:height="0.963cm" svg:x="23.482cm" svg:y="12.192cm">
          <draw:text-box>
            <text:p text:style-name="P4"><text:span text:style-name="T3">nsner</text:span></text:p>
          </draw:text-box>
        </draw:frame>
        <draw:frame draw:style-name="gr4" draw:text-style-name="P3" draw:layer="layout" svg:width="1.287cm" svg:height="1.378cm" svg:x="23.859cm" svg:y="10.922cm">
          <draw:image xlink:href="Pictures/1000020100000080000000806324E55C.png" xlink:type="simple" xlink:show="embed" xlink:actuate="onLoad">
            <text:p/>
          </draw:image>
        </draw:frame>
        <draw:frame draw:style-name="gr4" draw:text-style-name="P3" draw:layer="layout" svg:width="1.847cm" svg:height="1.778cm" svg:x="21.157cm" svg:y="11.821cm">
          <draw:image xlink:href="Pictures/10000201000000A0000000A0FFD2284D.png" xlink:type="simple" xlink:show="embed" xlink:actuate="onLoad">
            <text:p/>
          </draw:image>
        </draw:frame>
        <draw:line draw:style-name="gr2" draw:text-style-name="P3" draw:layer="layout" svg:x1="22.374cm" svg:y1="10.66cm" svg:x2="21.619cm" svg:y2="12.029cm">
          <text:p/>
        </draw:line>
        <draw:line draw:style-name="gr2" draw:text-style-name="P3" draw:layer="layout" svg:x1="22.218cm" svg:y1="7.427cm" svg:x2="22.86cm" svg:y2="9.598cm">
          <text:p/>
        </draw:line>
        <draw:frame draw:style-name="gr5" draw:text-style-name="P5" draw:layer="layout" svg:width="1.88cm" svg:height="0.963cm" svg:x="21.256cm" svg:y="13.393cm">
          <draw:text-box>
            <text:p text:style-name="P4"><text:span text:style-name="T3">carla</text:span></text:p>
          </draw:text-box>
        </draw:frame>
        <draw:frame draw:style-name="gr5" draw:text-style-name="P5" draw:layer="layout" svg:width="1.88cm" svg:height="0.963cm" svg:x="23.666cm" svg:y="6.782cm">
          <draw:text-box>
            <text:p text:style-name="P4"><text:span text:style-name="T3">david</text:span></text:p>
          </draw:text-box>
        </draw:frame>
        <draw:frame draw:style-name="gr4" draw:text-style-name="P3" draw:layer="layout" svg:width="1.847cm" svg:height="1.778cm" svg:x="23.476cm" svg:y="7.279cm">
          <draw:image xlink:href="Pictures/10000201000000A0000000A0FFD2284D.png" xlink:type="simple" xlink:show="embed" xlink:actuate="onLoad">
            <text:p/>
          </draw:image>
        </draw:frame>
        <draw:line draw:style-name="gr3" draw:text-style-name="P3" draw:layer="layout" svg:x1="20.828cm" svg:y1="7.012cm" svg:x2="20.168cm" svg:y2="7.677cm">
          <text:p/>
        </draw:line>
        <draw:custom-shape draw:style-name="gr1" draw:text-style-name="P2" draw:layer="layout" svg:width="3.4cm" svg:height="1.15cm" svg:x="20.224cm" svg:y="6.329cm">
          <text:p text:style-name="P1"><text:span text:style-name="T1">exampl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8" draw:text-style-name="P7" draw:layer="layout" svg:width="1.467cm" svg:height="0.806cm" svg:x="14.478cm" svg:y="5.642cm">
          <draw:text-box>
            <text:p><text:span text:style-name="T4">.001</text:span></text:p>
          </draw:text-box>
        </draw:frame>
        <draw:frame draw:style-name="gr8" draw:text-style-name="P7" draw:layer="layout" svg:width="1.442cm" svg:height="0.806cm" svg:x="12.879cm" svg:y="7.442cm">
          <draw:text-box>
            <text:p><text:span text:style-name="T4">.011</text:span></text:p>
          </draw:text-box>
        </draw:frame>
        <draw:frame draw:style-name="gr8" draw:text-style-name="P7" draw:layer="layout" svg:width="1.416cm" svg:height="0.806cm" svg:x="16.38cm" svg:y="7.742cm">
          <draw:text-box>
            <text:p><text:span text:style-name="T4">.111</text:span></text:p>
          </draw:text-box>
        </draw:frame>
        <draw:frame draw:style-name="gr8" draw:text-style-name="P7" draw:layer="layout" svg:width="1.467cm" svg:height="0.806cm" svg:x="9.58cm" svg:y="9.742cm">
          <draw:text-box>
            <text:p><text:span text:style-name="T4">.021</text:span></text:p>
          </draw:text-box>
        </draw:frame>
        <draw:frame draw:style-name="gr8" draw:text-style-name="P7" draw:layer="layout" svg:width="1.467cm" svg:height="0.806cm" svg:x="5.38cm" svg:y="11.042cm">
          <draw:text-box>
            <text:p><text:span text:style-name="T4">.022</text:span></text:p>
          </draw:text-box>
        </draw:frame>
        <draw:frame draw:style-name="gr8" draw:text-style-name="P7" draw:layer="layout" svg:width="1.467cm" svg:height="0.806cm" svg:x="17.98cm" svg:y="8.742cm">
          <draw:text-box>
            <text:p><text:span text:style-name="T4">.121</text:span></text:p>
          </draw:text-box>
        </draw:frame>
        <draw:frame draw:style-name="gr8" draw:text-style-name="P7" draw:layer="layout" svg:width="1.467cm" svg:height="0.806cm" svg:x="23.28cm" svg:y="8.742cm">
          <draw:text-box>
            <text:p><text:span text:style-name="T4">.122</text:span></text:p>
          </draw:text-box>
        </draw:frame>
        <draw:frame draw:style-name="gr8" draw:text-style-name="P7" draw:layer="layout" svg:width="1.467cm" svg:height="0.806cm" svg:x="17.281cm" svg:y="12.742cm">
          <draw:text-box>
            <text:p><text:span text:style-name="T4">.133</text:span></text:p>
          </draw:text-box>
        </draw:frame>
        <draw:frame draw:style-name="gr8" draw:text-style-name="P7" draw:layer="layout" svg:width="1.467cm" svg:height="0.806cm" svg:x="21.382cm" svg:y="13.942cm">
          <draw:text-box>
            <text:p><text:span text:style-name="T4">.132</text:span></text:p>
          </draw:text-box>
        </draw:frame>
        <draw:frame draw:style-name="gr8" draw:text-style-name="P7" draw:layer="layout" svg:width="1.467cm" svg:height="0.806cm" svg:x="23.783cm" svg:y="12.742cm">
          <draw:text-box>
            <text:p><text:span text:style-name="T4">.131</text:span></text:p>
          </draw:text-box>
        </draw:frame>
        <draw:line draw:style-name="gr3" draw:text-style-name="P3" draw:layer="layout" svg:x1="10.77cm" svg:y1="5.728cm" svg:x2="10.918cm" svg:y2="6.284cm">
          <text:p/>
        </draw:line>
        <draw:frame draw:style-name="gr4" draw:text-style-name="P3" draw:layer="layout" svg:width="1.847cm" svg:height="1.778cm" svg:x="10.457cm" svg:y="5.976cm">
          <draw:image xlink:href="Pictures/10000201000000A0000000A0FFD2284D.png" xlink:type="simple" xlink:show="embed" xlink:actuate="onLoad">
            <text:p/>
          </draw:image>
        </draw:frame>
        <draw:frame draw:style-name="gr8" draw:text-style-name="P7" draw:layer="layout" svg:width="1.467cm" svg:height="0.806cm" svg:x="10.779cm" svg:y="7.842cm">
          <draw:text-box>
            <text:p><text:span text:style-name="T4">.012</text:span></text:p>
          </draw:text-box>
        </draw:frame>
        <draw:frame draw:style-name="gr5" draw:text-style-name="P5" draw:layer="layout" svg:width="1.516cm" svg:height="0.963cm" svg:x="10.454cm" svg:y="7.366cm">
          <draw:text-box>
            <text:p text:style-name="P4"><text:span text:style-name="T3">bob</text:span></text:p>
          </draw:text-box>
        </draw:frame>
        <draw:frame draw:style-name="gr4" draw:text-style-name="P3" draw:layer="layout" svg:width="1.847cm" svg:height="1.778cm" svg:x="5.506cm" svg:y="9.027cm">
          <draw:image xlink:href="Pictures/10000201000000A0000000A0FFD2284D.png" xlink:type="simple" xlink:show="embed" xlink:actuate="onLoad">
            <text:p/>
          </draw:image>
        </draw:frame>
        <draw:frame draw:style-name="gr5" draw:text-style-name="P5" draw:layer="layout" svg:width="3.014cm" svg:height="0.963cm" svg:x="6.892cm" svg:y="8.435cm">
          <draw:text-box>
            <text:p text:style-name="P4"><text:span text:style-name="T3">david</text:span></text:p>
          </draw:text-box>
        </draw:frame>
        <draw:line draw:style-name="gr3" draw:text-style-name="P3" draw:layer="layout" svg:x1="6.319cm" svg:y1="7.779cm" svg:x2="5.995cm" svg:y2="9.266cm">
          <text:p/>
        </draw:line>
        <draw:frame draw:style-name="gr8" draw:text-style-name="P8" draw:layer="layout" svg:width="4.638cm" svg:height="1.673cm" svg:x="3.998cm" svg:y="11.797cm">
          <draw:text-box>
            <text:p><text:span text:style-name="T5"># /etc/resolv.conf </text:span></text:p>
            <text:p><text:span text:style-name="T5">nameserver 10.0.0.21</text:span></text:p>
            <text:p><text:span text:style-name="T5">search example.com</text:span></text:p>
          </draw:text-box>
        </draw:frame>
        <draw:path draw:style-name="gr9" draw:text-style-name="P3" draw:layer="layout" svg:width="1.976cm" svg:height="2.498cm" draw:transform="rotate (-0.896052037973889) translate (9.26345466547324cm 9.41482555719026cm)" svg:viewBox="0 0 1977 2499" svg:d="m0 2499 1245-177c1585 52 104-2322 104-2322">
          <text:p/>
        </draw:path>
        <draw:path draw:style-name="gr10" draw:text-style-name="P3" draw:layer="layout" svg:width="2.269cm" svg:height="2.408cm" draw:transform="rotate (-0.896052037973889) translate (9.39272239984855cm 9.27141175789941cm)" svg:viewBox="0 0 2270 2409" svg:d="m0 2409 1540-224c1586 52 95-2185 95-2185">
          <text:p/>
        </draw:path>
        <draw:frame draw:style-name="gr11" draw:text-style-name="P8" draw:layer="layout" svg:width="5.077cm" svg:height="0.775cm" svg:x="4.975cm" svg:y="13.603cm">
          <draw:text-box>
            <text:p><text:span text:style-name="T5">alice.example.com IN A </text:span></text:p>
          </draw:text-box>
        </draw:frame>
        <draw:frame draw:style-name="gr8" draw:text-style-name="P9" draw:layer="layout" svg:width="1.107cm" svg:height="0.806cm" svg:x="8.936cm" svg:y="10.514cm">
          <draw:text-box>
            <text:p><text:span text:style-name="T3">(1)</text:span></text:p>
          </draw:text-box>
        </draw:frame>
        <draw:frame draw:style-name="gr8" draw:text-style-name="P9" draw:layer="layout" svg:width="1.107cm" svg:height="0.806cm" svg:x="10.137cm" svg:y="10.714cm">
          <draw:text-box>
            <text:p><text:span text:style-name="T3">(2)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2-26T17:54:56</meta:creation-date>
    <dc:date>2014-01-04T18:19:56</dc:date>
    <dc:creator>jose </dc:creator>
    <meta:editing-duration>PT1H46M10S</meta:editing-duration>
    <meta:editing-cycles>44</meta:editing-cycles>
    <meta:generator>LibreOffice/3.5$Linux_x86 LibreOffice_project/350m1$Build-2</meta:generator>
    <meta:document-statistic meta:object-count="88"/>
  </office:meta>
</office:document-meta>
</file>